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2" svg:font-family="Amiri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Amiri" svg:font-family="Amiri" style:font-family-generic="system" style:font-pitch="variable"/>
    <style:font-face style:name="Amiri1" svg:font-family="Amiri" style:font-adornments="Regular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1.35cm" fo:min-width="7.4cm"/>
    </style:style>
    <style:style style:name="gr2" style:family="graphic" style:parent-style-name="standard">
      <style:graphic-properties draw:textarea-vertical-align="middle" draw:auto-grow-height="false" fo:min-height="2.85cm" fo:min-width="7.4cm"/>
    </style:style>
    <style:style style:name="gr3" style:family="graphic" style:parent-style-name="standard">
      <style:graphic-properties draw:textarea-vertical-align="middle" draw:auto-grow-height="false" fo:min-height="4.05cm" fo:min-width="7.4cm"/>
    </style:style>
    <style:style style:name="gr4" style:family="graphic" style:parent-style-name="standard">
      <style:graphic-properties draw:textarea-vertical-align="middle" draw:auto-grow-height="false" fo:min-height="1.85cm" fo:min-width="7.4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vertical-align="middle" draw:auto-grow-height="false" fo:min-height="3.25cm" fo:min-width="7.4cm"/>
    </style:style>
    <style:style style:name="gr7" style:family="graphic" style:parent-style-name="standard">
      <style:graphic-properties draw:textarea-vertical-align="middle" draw:auto-grow-height="false" fo:min-height="2.75cm" fo:min-width="7.4cm"/>
    </style:style>
    <style:style style:name="gr8" style:family="graphic" style:parent-style-name="standard">
      <style:graphic-properties draw:textarea-vertical-align="middle" draw:auto-grow-height="false" fo:min-height="4.85cm" fo:min-width="7.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7.9cm" svg:height="1.6cm" svg:x="0.3cm" svg:y="0.15cm">
            <text:p text:style-name="P1">Read <text:span text:style-name="T1">corpus.txt</text:span> into string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2" draw:id="id2" draw:layer="layout" svg:width="7.9cm" svg:height="3.1cm" svg:x="0.3cm" svg:y="2.65cm">
            <text:p text:style-name="P1">Perform </text:p>
            <text:p text:style-name="P1">regular expression-</text:p>
            <text:p text:style-name="P1">based replacements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7" draw:id="id7" draw:layer="layout" svg:width="7.9cm" svg:height="4.3cm" svg:x="0.3cm" svg:y="6.75cm">
            <text:p text:style-name="P1">Perform manual</text:p>
            <text:p text:style-name="P1">tokenisation</text:p>
            <text:p text:style-name="P1">replacements</text:p>
            <text:p text:style-name="P1">(cut off suffigated p.p.,</text:p>
            <text:p text:style-name="P1">split particles and words)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8" draw:id="id8" draw:layer="layout" svg:width="7.9cm" svg:height="4.3cm" svg:x="0.3cm" svg:y="12.05cm">
            <text:p text:style-name="P1">Perform manual</text:p>
            <text:p text:style-name="P1">lemmatisation</text:p>
            <text:p text:style-name="P1">replacements</text:p>
            <text:p text:style-name="P1">(verbs: 3rd p. sg. m. imp.</text:p>
            <text:p text:style-name="P1">ind., nouns: sg. nom.)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3" draw:id="id3" draw:layer="layout" svg:width="7.9cm" svg:height="2.1cm" svg:x="9.3cm" svg:y="0.15cm">
            <text:p text:style-name="P1">Split corpus string into</text:p>
            <text:p text:style-name="P1">array at whitespace</text:p>
            <draw:enhanced-geometry svg:viewBox="0 0 21600 21600" draw:type="rectangle" draw:enhanced-path="M 0 0 L 21600 0 21600 21600 0 21600 0 0 Z N"/>
          </draw:custom-shape>
          <draw:connector draw:style-name="gr5" draw:text-style-name="P1" draw:layer="layout" svg:x1="4.25cm" svg:y1="1.75cm" svg:x2="4.25cm" svg:y2="2.65cm" draw:start-shape="id1" draw:start-glue-point="2" draw:end-shape="id2" draw:end-glue-point="0" svg:d="M4250 1750v900" svg:viewBox="0 0 1 901">
            <text:p/>
          </draw:connector>
          <draw:custom-shape draw:style-name="gr6" draw:text-style-name="P1" xml:id="id4" draw:id="id4" draw:layer="layout" svg:width="7.9cm" svg:height="3.5cm" svg:x="9.3cm" svg:y="3.15cm">
            <text:p text:style-name="P1">Loop through array while</text:p>
            <text:p text:style-name="P1">creating new key for<text:line-break/>each word in a hash,</text:p>
            <text:p text:style-name="P1">subseq. occ. increase value</text:p>
            <draw:enhanced-geometry svg:viewBox="0 0 21600 21600" draw:type="rectangle" draw:enhanced-path="M 0 0 L 21600 0 21600 21600 0 21600 0 0 Z N"/>
          </draw:custom-shape>
          <draw:custom-shape draw:style-name="gr7" draw:text-style-name="P1" xml:id="id5" draw:id="id5" draw:layer="layout" svg:width="7.9cm" svg:height="3cm" svg:x="9.3cm" svg:y="7.45cm">
            <text:p text:style-name="P1">Sort hash by values</text:p>
            <text:p text:style-name="P1">(count) first, then keys</text:p>
            <text:p text:style-name="P1">(words) last</text:p>
            <draw:enhanced-geometry svg:viewBox="0 0 21600 21600" draw:type="rectangle" draw:enhanced-path="M 0 0 L 21600 0 21600 21600 0 21600 0 0 Z N"/>
          </draw:custom-shape>
          <draw:connector draw:style-name="gr5" draw:text-style-name="P1" draw:layer="layout" svg:x1="13.25cm" svg:y1="2.25cm" svg:x2="13.25cm" svg:y2="3.15cm" draw:start-shape="id3" draw:start-glue-point="2" draw:end-shape="id4" draw:end-glue-point="0" svg:d="M13250 2250v900" svg:viewBox="0 0 1 901">
            <text:p/>
          </draw:connector>
          <draw:connector draw:style-name="gr5" draw:text-style-name="P1" draw:layer="layout" svg:x1="13.25cm" svg:y1="6.65cm" svg:x2="13.25cm" svg:y2="7.45cm" draw:start-shape="id4" draw:start-glue-point="2" draw:end-shape="id5" draw:end-glue-point="0" svg:d="M13250 6650v800" svg:viewBox="0 0 1 801">
            <text:p/>
          </draw:connector>
          <draw:custom-shape draw:style-name="gr8" draw:text-style-name="P1" xml:id="id6" draw:id="id6" draw:layer="layout" svg:width="7.9cm" svg:height="5.1cm" svg:x="9.3cm" svg:y="11.25cm">
            <text:p text:style-name="P1">Loop through hash,</text:p>
            <text:p text:style-name="P1">writing contents into</text:p>
            <text:p text:style-name="P1"><text:span text:style-name="T1">wordcount.txt</text:span> as</text:p>
            <text:p text:style-name="P1">formatted strings</text:p>
            <draw:enhanced-geometry svg:viewBox="0 0 21600 21600" draw:type="rectangle" draw:enhanced-path="M 0 0 L 21600 0 21600 21600 0 21600 0 0 Z N"/>
          </draw:custom-shape>
          <draw:connector draw:style-name="gr5" draw:text-style-name="P1" draw:layer="layout" svg:x1="13.25cm" svg:y1="10.45cm" svg:x2="13.25cm" svg:y2="11.25cm" draw:start-shape="id5" draw:start-glue-point="2" draw:end-shape="id6" draw:end-glue-point="0" svg:d="M13250 10450v800" svg:viewBox="0 0 1 801">
            <text:p/>
          </draw:connector>
          <draw:connector draw:style-name="gr5" draw:text-style-name="P1" draw:layer="layout" svg:x1="4.25cm" svg:y1="5.75cm" svg:x2="4.25cm" svg:y2="6.75cm" draw:start-shape="id2" draw:start-glue-point="2" draw:end-shape="id7" draw:end-glue-point="0" svg:d="M4250 5750v1000" svg:viewBox="0 0 1 1001">
            <text:p/>
          </draw:connector>
          <draw:connector draw:style-name="gr5" draw:text-style-name="P1" draw:layer="layout" svg:x1="4.25cm" svg:y1="11.05cm" svg:x2="4.25cm" svg:y2="12.05cm" draw:start-shape="id7" draw:start-glue-point="2" draw:end-shape="id8" draw:end-glue-point="0" svg:d="M4250 11050v1000" svg:viewBox="0 0 1 1001">
            <text:p/>
          </draw:connector>
          <draw:connector draw:style-name="gr5" draw:text-style-name="P1" draw:layer="layout" svg:x1="8.2cm" svg:y1="14.2cm" svg:x2="9.3cm" svg:y2="1.2cm" draw:start-shape="id8" draw:start-glue-point="1" draw:end-shape="id3" draw:end-glue-point="3" svg:d="M8200 14200h550v-13000h550" svg:viewBox="0 0 1101 130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2" svg:font-family="Amiri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Amiri" svg:font-family="Amiri" style:font-family-generic="system" style:font-pitch="variable"/>
    <style:font-face style:name="Amiri1" svg:font-family="Amiri" style:font-adornments="Regular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OM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Amiri2" style:font-family-complex="Amiri" style:font-style-name-complex="Regular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Schmid</meta:initial-creator>
    <meta:creation-date>2015-07-10T05:45:13.728485219</meta:creation-date>
    <dc:date>2015-07-10T06:30:48.822432071</dc:date>
    <dc:creator>Jonathan Schmid</dc:creator>
    <meta:editing-duration>PT18M50S</meta:editing-duration>
    <meta:editing-cycles>5</meta:editing-cycles>
    <meta:generator>LibreOffice/5.0.0.2$Linux_X86_64 LibreOffice_project/00m0$Build-2</meta:generator>
    <meta:document-statistic meta:object-count="16"/>
  </office:meta>
</office:document-meta>
</file>